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ba5b" officeooo:paragraph-rsid="000cba5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ba5b" officeooo:paragraph-rsid="000cba5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0f82" officeooo:paragraph-rsid="00150f8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cba5b" officeooo:paragraph-rsid="000cba5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cba5b" officeooo:paragraph-rsid="001166c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ba5b" officeooo:paragraph-rsid="0011bbd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cba5b" officeooo:paragraph-rsid="00150f8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fb88b" officeooo:paragraph-rsid="000fb88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b88b" officeooo:paragraph-rsid="001166c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b88b" officeooo:paragraph-rsid="0011bbd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bbd2" officeooo:paragraph-rsid="0011bbd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1bbd2" officeooo:paragraph-rsid="00150f8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35d8" officeooo:paragraph-rsid="000fb88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335d8" officeooo:paragraph-rsid="001335d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166c2" officeooo:paragraph-rsid="0011bbd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150f82" officeooo:paragraph-rsid="00150f8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50f82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fo:font-weight="bold" officeooo:rsid="00150f82" officeooo:paragraph-rsid="00150f82" style:font-size-asian="14pt" style:font-weight-asian="bold" style:font-size-complex="14pt" style:font-weight-complex="bold"/>
    </style:style>
    <style:style style:name="T1" style:family="text">
      <style:text-properties officeooo:rsid="000deb3e"/>
    </style:style>
    <style:style style:name="T2" style:family="text">
      <style:text-properties officeooo:rsid="000f3c83"/>
    </style:style>
    <style:style style:name="T3" style:family="text">
      <style:text-properties officeooo:rsid="000fb88b"/>
    </style:style>
    <style:style style:name="T4" style:family="text">
      <style:text-properties officeooo:rsid="001166c2"/>
    </style:style>
    <style:style style:name="T5" style:family="text">
      <style:text-properties officeooo:rsid="0011bbd2"/>
    </style:style>
    <style:style style:name="T6" style:family="text">
      <style:text-properties officeooo:rsid="000641fb"/>
    </style:style>
    <style:style style:name="T7" style:family="text">
      <style:text-properties officeooo:rsid="0007fd0f"/>
    </style:style>
    <style:style style:name="T8" style:family="text">
      <style:text-properties officeooo:rsid="00056782"/>
    </style:style>
    <style:style style:name="T9" style:family="text">
      <style:text-properties officeooo:rsid="000389b9"/>
    </style:style>
    <style:style style:name="T10" style:family="text">
      <style:text-properties officeooo:rsid="0017a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ICKSORT E RADIXSO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VERTON VIERIA DE ASSIS</text:p>
      <text:p text:style-name="P2"/>
      <text:p text:style-name="P2">ISABELI ROSANA REI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HAPECÓ-SC</text:p>
      <text:p text:style-name="P2"><text:span text:style-name="T2">20</text:span> DE FEVEREIRO DE 2017</text:p>
      <text:p text:style-name="P1"/>
      <text:p text:style-name="P3"><text:soft-page-break/>QuickSort</text:p>
      <text:p text:style-name="P4"/>
      <text:p text:style-name="P7"><text:tab/><text:span text:style-name="T6">Quicksort é um algoritmo de ordenação que pode ser usado para ordenar itens por comparação, </text:span>inventado por C.A.R. Hoare em 1960<text:bookmark text:name="cite_ref-1"/> <text:span text:style-name="T7">para facilidade na tradução de um dicionário em inglês para o russo. O quicksort usa o método de divisão e conquista, escolhendo um elemento para ser o pivô, onde os elementos anteriores ao pivô são menores que ele, e os elementos maiores ao pivô são colocados posteriormente a ele, no final haverá duas partes, separadas pelo pivô, para serem ordenadas. Essa forma de divisão também é conhecido como partição. Após esses passos, o algoritmo utiliza a recursividade para ordenar as duas partes resultantes da repartição, dividindo o problema em vários problemas pequenos; para então resolver os pequenos primeiros, que consecutivamente o problema maior será resolvido com o algoritmo voltando da recursividade. Possui complexidade normalmente de O(n log n), porém seu em pior caso leva tempo O(n²) apesar de ser bem raro esse tipo de caso.</text:span></text:p>
      <text:p text:style-name="P4"/>
      <text:p text:style-name="P16">Pseudo-código:</text:p>
      <text:p text:style-name="P4">Q<text:span text:style-name="T1">u</text:span>icksort (vetor<text:span text:style-name="T5">[]</text:span>, in<text:span text:style-name="T5">í</text:span>cio, fim) {</text:p>
      <text:p text:style-name="P4"><text:tab/>se inicio &lt; fim</text:p>
      <text:p text:style-name="P4"><text:tab/><text:tab/>meio←particiona (vetor, inicio, fim)</text:p>
      <text:p text:style-name="P4"><text:tab/><text:tab/>Quicksort (vetor, inicio, meio-1)</text:p>
      <text:p text:style-name="P4"><text:tab/><text:tab/>Quicksort (vetor, meio+1, fim)</text:p>
      <text:p text:style-name="P4"><text:tab/><text:span text:style-name="T3">fim se</text:span></text:p>
      <text:p text:style-name="P4">}</text:p>
      <text:p text:style-name="P4">particiona (vetor<text:span text:style-name="T5">[]</text:span>,in<text:span text:style-name="T3">í</text:span>cio,fim) {</text:p>
      <text:p text:style-name="P4"><text:tab/>esq<text:span text:style-name="T3">uerda</text:span> ← in<text:span text:style-name="T3">í</text:span>cio</text:p>
      <text:p text:style-name="P4"><text:tab/>dir<text:span text:style-name="T3">eita</text:span> ← fim</text:p>
      <text:p text:style-name="P4"><text:tab/>piv<text:span text:style-name="T3">ô</text:span> ← vetor[in<text:span text:style-name="T3">í</text:span>cio]</text:p>
      <text:p text:style-name="P5"><text:tab/></text:p>
      <text:p text:style-name="P5"><text:tab/>enquanto esq<text:span text:style-name="T3">uerda</text:span> &lt; dir<text:span text:style-name="T3">eita</text:span> faça:</text:p>
      <text:p text:style-name="P4"><text:tab/><text:tab/>enquanto vetor[esq<text:span text:style-name="T3">uerda</text:span>] &lt;= piv<text:span text:style-name="T3">ô</text:span> faça:</text:p>
      <text:p text:style-name="P4"><text:tab/><text:tab/><text:tab/>esq<text:span text:style-name="T3">uerda</text:span>++</text:p>
      <text:p text:style-name="P5"><text:tab/><text:tab/><text:span text:style-name="T4">fim enquanto</text:span></text:p>
      <text:p text:style-name="P5"><text:tab/><text:tab/>enquanto vetor[dir<text:span text:style-name="T3">eita</text:span>] &gt; pico faça:</text:p>
      <text:p text:style-name="P4"><text:tab/><text:tab/><text:tab/>dir<text:span text:style-name="T3">eita</text:span>++</text:p>
      <text:p text:style-name="P5"><text:tab/><text:tab/><text:span text:style-name="T4">fim enquanto</text:span></text:p>
      <text:p text:style-name="P5"><text:tab/><text:tab/>se esq<text:span text:style-name="T3">uerda</text:span> &lt; dir<text:span text:style-name="T3">eita</text:span> então</text:p>
      <text:p text:style-name="P4"><text:tab/><text:tab/><text:tab/>aux<text:span text:style-name="T3">iliar</text:span> ← vetor[esq<text:span text:style-name="T3">uerda</text:span>]</text:p>
      <text:p text:style-name="P4"><text:tab/><text:tab/><text:tab/>vetor[esq<text:span text:style-name="T3">uerda</text:span>] ← vetor[dir<text:span text:style-name="T3">eita</text:span>]</text:p>
      <text:p text:style-name="P4"><text:tab/><text:tab/><text:tab/>vetor[dir<text:span text:style-name="T3">eita</text:span>] ← aux<text:span text:style-name="T3">iliar</text:span></text:p>
      <text:p text:style-name="P5"><text:tab/><text:tab/><text:span text:style-name="T4">fim se</text:span></text:p>
      <text:p text:style-name="P9"><text:tab/>fim enquanto</text:p>
      <text:p text:style-name="P5"><text:tab/></text:p>
      <text:p text:style-name="P5"><text:tab/>vetor[in<text:span text:style-name="T3">í</text:span>cio] <text:span text:style-name="T3">← </text:span>vetor[dir<text:span text:style-name="T3">eita</text:span>]</text:p>
      <text:p text:style-name="P4"><text:tab/>vetor[dir<text:span text:style-name="T3">eita</text:span>] <text:span text:style-name="T3">← </text:span>piv<text:span text:style-name="T3">ô</text:span></text:p>
      <text:p text:style-name="P6"><text:tab/>retorna<text:span text:style-name="T4">r</text:span> dir<text:span text:style-name="T3">eita</text:span></text:p>
      <text:p text:style-name="P6">}</text:p>
      <text:p text:style-name="P18">RadixSort</text:p>
      <text:p text:style-name="P11"/>
      <text:p text:style-name="P17"><text:span text:style-name="T9"><text:tab/>Radixsort é um algoritmo de ordenação que pode ser usado para ordenar itens processando cada dígitos individualmente, ordenando-as em ordem lexicográfica. Originalmente, esse algoritmo foi usado para ordenar cartões perfurados, </text:span>foi inventado em 1954 no MIT por Harold H. Seward. <text:span text:style-name="T9">É dividido em duas classificações: Least significant digit (LSD – Dígito menos significativo) e Most significant digit (MSD – Dígito mais significativo). No pior caso, a complexidade do algoritmo é </text:span><text:s/><text:span text:style-name="T10">O(n). No trabalho foi utilizado a classificação MSD. </text:span></text:p>
      <text:p text:style-name="P12"><text:tab/><text:span text:style-name="T8">Primeiramente, no digito mais significativo é verificado em um vetor auxiliar a quantidade de vezes que se repete cada digito, depois cada posição do vetor tem seu valor somado com o anterior para definir em qual posição esse valor vai ser transferido para o segundo vetor auxiliar, então passa-se esses valores no outro vetor nas posições definidas pelas somas. Apos, o processo é repetido para todos os dígitos dos itens até o vetor estar ordenado. </text:span></text:p>
      <text:p text:style-name="P11"/>
      <text:p text:style-name="P16">Pseudo-código:</text:p>
      <text:p text:style-name="P11">CharAt (string, posição) {</text:p>
      <text:p text:style-name="P11"><text:tab/>se string &gt; posição</text:p>
      <text:p text:style-name="P11"><text:tab/><text:tab/>retornar valor ASCII de string[posição]</text:p>
      <text:p text:style-name="P11"><text:tab/>retornar -1</text:p>
      <text:p text:style-name="P11">}</text:p>
      <text:p text:style-name="P4"/>
      <text:p text:style-name="P8">OrdenaRadix (<text:span text:style-name="T5">strings[]</text:span>, temp<text:span text:style-name="T5">[]</text:span>, início, fim, posição) {</text:p>
      <text:p text:style-name="P8"><text:tab/>se fim &lt;= início <text:span text:style-name="T4">retornar</text:span></text:p>
      <text:p text:style-name="P10"><text:tab/></text:p>
      <text:p text:style-name="P15"><text:tab/>para i ← inicio enquanto i &lt;= fim faça:</text:p>
      <text:p text:style-name="P9"><text:tab/><text:tab/><text:span text:style-name="T5">contador[CharAt (strings[i], posição) + 2]++</text:span></text:p>
      <text:p text:style-name="P9"><text:tab/><text:tab/><text:span text:style-name="T5">i++</text:span></text:p>
      <text:p text:style-name="P9"><text:tab/><text:span text:style-name="T5">fim para</text:span></text:p>
      <text:p text:style-name="P9"><text:tab/></text:p>
      <text:p text:style-name="P8"><text:tab/><text:span text:style-name="T5">para i ← 0 enquanto i &lt; ASCII faça:</text:span></text:p>
      <text:p text:style-name="P8"><text:tab/><text:tab/><text:span text:style-name="T5">count[i + 1] += count[i]</text:span></text:p>
      <text:p text:style-name="P8"><text:tab/><text:tab/><text:span text:style-name="T5">i++</text:span></text:p>
      <text:p text:style-name="P8"><text:tab/><text:span text:style-name="T5">fim para</text:span></text:p>
      <text:p text:style-name="P8"/>
      <text:p text:style-name="P8"><text:tab/><text:span text:style-name="T5">para i ← início enquanto i &lt;= fim faça</text:span></text:p>
      <text:p text:style-name="P8"><text:tab/><text:tab/><text:span text:style-name="T5">vetor_temp[count[CharAt (strings[i], posição) + 1] ++] ← strings[i]</text:span></text:p>
      <text:p text:style-name="P8"><text:tab/><text:tab/><text:span text:style-name="T5">i++</text:span></text:p>
      <text:p text:style-name="P8"><text:tab/><text:span text:style-name="T5">fim para</text:span></text:p>
      <text:p text:style-name="P8"><text:tab/></text:p>
      <text:p text:style-name="P8"><text:tab/><text:span text:style-name="T5">para i ← início enquanto i &lt;= fim faça</text:span></text:p>
      <text:p text:style-name="P8"><text:tab/><text:tab/><text:span text:style-name="T5">strings[i] = vetor_temp[i – início]</text:span></text:p>
      <text:p text:style-name="P8"><text:tab/><text:tab/><text:span text:style-name="T5">i++</text:span></text:p>
      <text:p text:style-name="P8"><text:tab/><text:span text:style-name="T5">fim para</text:span></text:p>
      <text:p text:style-name="P8"/>
      <text:p text:style-name="P8"><text:tab/><text:span text:style-name="T5">para r ← 0 enquanto r &lt; ASCII faça:</text:span></text:p>
      <text:p text:style-name="P8"><text:tab/><text:tab/><text:span text:style-name="T5">OrdenaRadix (strings[], temp[], início+count[r], início + count[r+1] – 1, posição+1)</text:span></text:p>
      <text:p text:style-name="P8"><text:tab/><text:tab/><text:span text:style-name="T5">r++</text:span></text:p>
      <text:p text:style-name="P8"><text:tab/><text:span text:style-name="T5">fim para</text:span></text:p>
      <text:p text:style-name="P8">}</text:p>
      <text:p text:style-name="P8"/>
      <text:p text:style-name="P8"/>
      <text:p text:style-name="P4"/>
      <text:p text:style-name="P8"><text:soft-page-break/>RadixSort (<text:span text:style-name="T5">strings[]</text:span>, tamanho) {</text:p>
      <text:p text:style-name="P8"><text:tab/>OrdenaRadix (vetor, vetor_temp, 0, tamanho – 1, 0)</text:p>
      <text:p text:style-name="P8">}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55:53.635739404</meta:creation-date>
    <dc:date>2017-02-18T01:25:57.754206467</dc:date>
    <meta:editing-duration>PT1H9M39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4" meta:paragraph-count="77" meta:word-count="550" meta:character-count="3552" meta:non-whitespace-character-count="2981"/>
  </office:meta>
</office:document-meta>
</file>